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5D100003990000021D6FE8B598E.svm"/>
  <manifest:file-entry manifest:media-type="" manifest:full-path="Pictures/200006F40000399900001E522878D1A4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886cm" svg:height="10.527cm" svg:x="1.5cm" svg:y="13.398cm">
          <draw:image xlink:href="Pictures/200006F40000399900001E522878D1A4.svm" xlink:type="simple" xlink:show="embed" xlink:actuate="onLoad">
            <text:p/>
          </draw:image>
        </draw:frame>
        <draw:custom-shape draw:style-name="gr2" draw:text-style-name="P1" draw:layer="layout" svg:width="18.721cm" svg:height="2.54cm" svg:x="1.222cm" svg:y="12.77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37cm" svg:height="10.66cm" svg:x="1.5cm" svg:y="4.6cm">
          <draw:image xlink:href="Pictures/200005D100003990000021D6FE8B598E.svm" xlink:type="simple" xlink:show="embed" xlink:actuate="onLoad">
            <text:p/>
          </draw:image>
        </draw:frame>
        <draw:custom-shape draw:style-name="gr2" draw:text-style-name="P1" draw:layer="layout" svg:width="19.232cm" svg:height="2.023cm" svg:x="1cm" svg:y="4.29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925cm" svg:height="0.962cm" svg:x="1cm" svg:y="5.025cm">
          <draw:text-box>
            <text:p>A</text:p>
          </draw:text-box>
        </draw:frame>
        <draw:frame draw:style-name="gr3" draw:layer="layout" svg:width="0.925cm" svg:height="0.962cm" svg:x="1cm" svg:y="14.007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ian O'Connor</meta:initial-creator>
    <meta:creation-date>2010-08-26T17:25:11</meta:creation-date>
    <dc:date>2010-08-26T17:31:16</dc:date>
    <dc:creator>Brian O'Connor</dc:creator>
    <meta:editing-duration>PT00H06M06S</meta:editing-duration>
    <meta:editing-cycles>2</meta:editing-cycles>
    <meta:generator>OpenOffice.org/3.2$Unix OpenOffice.org_project/320m12$Build-9483</meta:generator>
    <meta:document-statistic meta:object-count="6"/>
  </office:meta>
</office:document-meta>
</file>